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4pt" fo:font-style="normal" fo:text-shadow="none" style:text-underline-style="none" fo:font-weight="normal" style:letter-kerning="true" style:font-name-asian="WenQuanYi Zen Hei"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indent="0cm"/>
      <style:text-properties fo:font-size="10pt" style:font-size-asian="10pt" style:font-size-complex="10pt"/>
    </style:style>
    <style:style style:name="P8"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0pt" fo:font-style="normal" fo:text-shadow="none" style:text-underline-style="none" fo:font-weight="normal" style:letter-kerning="true" style:font-name-asian="WenQuanYi Zen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WenQuanYi Zen Hei"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WenQuanYi Zen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418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fo:min-height="0.418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odevTT</text:h>
      <text:p text:style-name="P1">Le suivi d'activité avec MantisBT</text:p>
      <text:p text:style-name="Text_20_body"/>
      <text:h text:style-name="Heading_20_1" text:outline-level="1">Présentation</text:h>
      <text:p text:style-name="Text_20_body">CodevTT est un outil de gestion de projet, permettant un suivi détaillé de l'avancement des projets et des d'activités de l'équipe.</text:p>
      <text:p text:style-name="Text_20_body">Sa caractéristique principale est son lien direct avec MantisBT - un système de suivi d'anomalies - dont on étendra le scope d'activité.</text:p>
      <text:p text:style-name="Text_20_body">En puisant des informations dans la base de données de MantisBT et en simplifiant au maximum la saisie des comptes rendus d'activité des utilisateurs, CodevTT réduit considérablement le nombre d'opérations manuelles à effectuer pour générer des rapports, statistiques, alertes, diagramme de Gantt et autres indicateurs de production. </text:p>
      <text:p text:style-name="Text_20_body">Les données de MantisBT étant tenues à jour en permanence par les développeurs, le chef de projet peut avoir une vue en temps réel de l'avancement du projet, sans créer de surcharge de travail pour l'équipe. </text:p>
      <text:p text:style-name="Text_20_body">Les informations remontées par CodevTT permettent au chef de projet d'identifier plus rapidement les points chauds du projet. La réduction d'un grand nombre de tâches récurrentes lui permet de se concentrer d'avantage sur les parties nécessitant plus d'attention.</text:p>
      <text:p text:style-name="Text_20_body">Les statistiques aident à identifier les actions à entreprendre pour améliorer la productivité de l'équipe et permettront d'en mesurer l’efficacité à court/moyen/long terme.</text:p>
      <text:p text:style-name="Text_20_body"/>
      <text:p text:style-name="Text_20_body">CodevTT est donc un outil de management en lien direct avec le développement, destiné à améliorer la réactivité et l’efficacité du processus de production.</text:p>
      <text:p text:style-name="Text_20_body"/>
      <text:p text:style-name="Text_20_body"/>
      <text:p text:style-name="Text_20_body"><draw:g text:anchor-type="paragraph" draw:z-index="0" draw:style-name="gr1"><draw:custom-shape draw:style-name="gr2" draw:text-style-name="P5" svg:width="4.015cm" svg:height="4.014cm" svg:x="5.602cm" svg:y="1.786cm"><text:p text:style-name="P4"><text:span text:style-name="T1">CodevT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6" svg:width="2.678cm" svg:height="0.893cm" svg:x="1.142cm" svg:y="4.906cm"><text:p text:style-name="P4"><text:span text:style-name="T2">MantisB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6" svg:width="2.677cm" svg:height="0.893cm" svg:x="10.956cm" svg:y="4.906cm"><text:p text:style-name="P4"><text:span text:style-name="T2">MsProjec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6" svg:width="2.677cm" svg:height="0.893cm" svg:x="10.956cm" svg:y="3.569cm"><text:p text:style-name="P4"><text:span text:style-name="T2">Exc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5" svg:width="1.341cm" svg:height="1.338cm" svg:x="0.694cm" svg:y="1.78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7" draw:text-style-name="P5" svg:width="1.34cm" svg:height="1.338cm" svg:x="14.524cm" svg:y="1.78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8" draw:text-style-name="P5" svg:x1="3.818cm" svg:y1="5.352cm" svg:x2="5.602cm" svg:y2="5.352cm"><text:p/></draw:line><draw:line draw:style-name="gr9" draw:text-style-name="P5" svg:x1="1.587cm" svg:y1="3.123cm" svg:x2="2.479cm" svg:y2="4.907cm"><text:p/></draw:line><draw:line draw:style-name="gr10" draw:text-style-name="P5" svg:x1="2.033cm" svg:y1="2.676cm" svg:x2="5.602cm" svg:y2="2.676cm"><text:p/></draw:line><draw:line draw:style-name="gr11" draw:text-style-name="P5" svg:x1="9.617cm" svg:y1="2.676cm" svg:x2="14.524cm" svg:y2="2.676cm"><text:p/></draw:line><draw:line draw:style-name="gr12" draw:text-style-name="P5" svg:x1="9.617cm" svg:y1="4.014cm" svg:x2="10.955cm" svg:y2="4.014cm"><text:p/></draw:line><draw:line draw:style-name="gr13" draw:text-style-name="P5" svg:x1="9.617cm" svg:y1="5.352cm" svg:x2="10.955cm" svg:y2="5.352cm"><text:p/></draw:line><draw:line draw:style-name="gr14" draw:text-style-name="P5" svg:x1="13.633cm" svg:y1="4.015cm" svg:x2="14.525cm" svg:y2="3.123cm"><text:p/></draw:line><draw:line draw:style-name="gr15" draw:text-style-name="P5" svg:x1="13.633cm" svg:y1="5.353cm" svg:x2="14.971cm" svg:y2="3.123cm"><text:p/></draw:line><draw:frame draw:style-name="gr16" draw:text-style-name="P8" svg:width="2.678cm" svg:height="0.669cm" svg:x="0.249cm" svg:y="0.893cm"><draw:text-box><text:p text:style-name="P7"><text:span text:style-name="T3">Développeur</text:span></text:p></draw:text-box></draw:frame><draw:frame draw:style-name="gr17" draw:text-style-name="P8" svg:width="2.232cm" svg:height="0.669cm" svg:x="14.078cm" svg:y="0.893cm"><draw:text-box><text:p text:style-name="P7"><text:span text:style-name="T3"><text:s text:c="2"/></text:span><text:span text:style-name="T3">Manager</text:span></text:p></draw:text-box></draw:frame></draw:g></text:p>
      <text:h text:style-name="P3" text:outline-level="1">Utilisation de MantisBT</text:h>
      <text:p text:style-name="Text_20_body">MantisBT permet de définir des proje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17T10:37:36</meta:creation-date>
    <dc:date>2011-12-17T13:20:12</dc:date>
    <meta:editing-duration>PT2H42M39S</meta:editing-duration>
    <meta:editing-cycles>15</meta:editing-cycles>
    <meta:generator>LibreOffice/3.3$Unix LibreOffice_project/330m19$Build-401</meta:generator>
    <meta:document-statistic meta:table-count="0" meta:image-count="0" meta:object-count="0" meta:page-count="2" meta:paragraph-count="12" meta:word-count="227" meta:character-count="1515"/>
  </office:meta>
</office:document-meta>
</file>